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4db1" officeooo:paragraph-rsid="00044d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7 December 2024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8:57:21.385027006</meta:creation-date>
    <dc:date>2024-12-16T18:58:41.754399368</dc:date>
    <meta:editing-duration>PT1M21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7.3.7.2$Linux_X86_64 LibreOffice_project/30$Build-2</meta:generator>
  </office:meta>
</office:document-meta>
</file>